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/>
    </style:style>
    <style:style style:name="gr4" style:family="graphic" style:parent-style-name="Left">
      <style:graphic-properties draw:marker-end="Arrow"/>
    </style:style>
    <style:style style:name="gr5" style:family="graphic" style:parent-style-name="standard">
      <style:graphic-properties draw:marker-end="Arrow" draw:marker-end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905cm" svg:height="1.905cm" svg:x="6.031cm" svg:y="2.27cm">
          <text:p text:style-name="P1"><text:span text:style-name="T1">write</text:span></text:p>
          <text:p text:style-name="P1"><text:span text:style-name="T1">tes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217cm" svg:x1="7.936cm" svg:y1="3.222cm" svg:x2="7.655cm" svg:y2="2.548cm" draw:start-shape="id1" draw:start-glue-point="10" draw:end-shape="id1" draw:end-glue-point="11" svg:d="m7936 3222c2577 0 2147-727 1433-1188s-1714-656-1714 514">
          <text:p text:style-name="P1"><text:span text:style-name="T1">test</text:span></text:p>
          <text:p text:style-name="P1"><text:span text:style-name="T1">pass</text:span></text:p>
        </draw:connector>
        <draw:custom-shape draw:style-name="gr1" draw:text-style-name="P2" draw:id="id2" draw:layer="layout" svg:width="1.905cm" svg:height="1.905cm" svg:x="6.031cm" svg:y="6.08cm">
          <text:p text:style-name="P1"><text:span text:style-name="T1">write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2.03cm -0.475cm" svg:x1="7.936cm" svg:y1="7.032cm" svg:x2="7.655cm" svg:y2="6.358cm" draw:start-shape="id2" draw:start-glue-point="10" draw:end-shape="id2" draw:end-glue-point="11" svg:d="m7936 7032c3796 0 3163-965 2145-1604s-2426-952-2426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3" draw:layer="layout" svg:width="1.905cm" svg:height="1.905cm" svg:x="6.031cm" svg:y="9.89cm">
          <text:p text:style-name="P1"><text:span text:style-name="T1">refactor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6.983cm" svg:y1="7.985cm" svg:x2="6.983cm" svg:y2="9.89cm" draw:start-shape="id2" draw:start-glue-point="8" draw:end-shape="id3" draw:end-glue-point="4" svg:d="m6983 7985v1905">
          <text:p text:style-name="P1">test suite</text:p>
          <text:p text:style-name="P1">pass</text:p>
        </draw:connector>
        <draw:connector draw:style-name="gr3" draw:text-style-name="P1" draw:layer="layout" draw:type="curve" svg:x1="6.983cm" svg:y1="4.175cm" svg:x2="6.983cm" svg:y2="6.08cm" draw:start-shape="id1" draw:start-glue-point="8" draw:end-shape="id2" draw:end-glue-point="4" svg:d="m6983 4175v1905">
          <text:p text:style-name="P1">test</text:p>
          <text:p text:style-name="P1">fail</text:p>
        </draw:connector>
        <draw:connector draw:style-name="gr2" draw:text-style-name="P2" draw:layer="layout" draw:type="curve" draw:line-skew="1.901cm -0.475cm" svg:x1="7.936cm" svg:y1="10.842cm" svg:x2="7.655cm" svg:y2="10.168cm" draw:start-shape="id3" draw:start-glue-point="10" draw:end-shape="id3" draw:end-glue-point="11" svg:d="m7936 10842c3603 0 3002-965 2032-1604s-2313-952-2313 930">
          <text:p text:style-name="P1"><text:span text:style-name="T1">test suite</text:span></text:p>
          <text:p text:style-name="P1"><text:span text:style-name="T1">pass</text:span></text:p>
        </draw:connector>
        <draw:connector draw:style-name="gr3" draw:text-style-name="P1" draw:layer="layout" draw:type="curve" draw:line-skew="-1.304cm" svg:x1="6.031cm" svg:y1="10.842cm" svg:x2="6.031cm" svg:y2="7.032cm" draw:start-shape="id3" draw:start-glue-point="6" draw:end-shape="id2" draw:end-glue-point="6" svg:d="m6031 10842c-2709 0-2709-3810 0-3810">
          <text:p text:style-name="P1">test suite</text:p>
          <text:p text:style-name="P1">fail</text:p>
        </draw:connector>
        <draw:connector draw:style-name="gr4" draw:text-style-name="P1" draw:layer="controls" draw:type="curve" draw:line-skew="-2.508cm" svg:x1="6.309cm" svg:y1="11.514cm" svg:x2="6.309cm" svg:y2="2.548cm" draw:start-shape="id3" draw:start-glue-point="7" draw:end-shape="id1" draw:end-glue-point="5" svg:d="m6309 11514c-4932 0-4932-8966 0-8966">
          <text:p text:style-name="P1">done<text:line-break/>test suite pass</text:p>
        </draw:connector>
      </draw:page>
      <draw:page draw:name="page2" draw:style-name="dp1" draw:master-page-name="Default">
        <draw:custom-shape draw:style-name="gr1" draw:text-style-name="P2" draw:id="id5" draw:layer="controls" svg:width="1.905cm" svg:height="1.905cm" svg:x="7.386cm" svg:y="2.27cm">
          <text:p text:style-name="P1"><text:span text:style-name="T1">write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id="id4" draw:layer="controls" svg:width="1.905cm" svg:height="1.905cm" svg:x="7.386cm" svg:y="6.08cm">
          <text:p text:style-name="P1"><text:span text:style-name="T1">generate</text:span><text:span text:style-name="T1"><text:line-break/></text:span><text:span text:style-name="T1">test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controls" draw:type="curve" draw:line-skew="1.142cm" svg:x1="9.291cm" svg:y1="7.032cm" svg:x2="9.291cm" svg:y2="3.222cm" draw:start-shape="id4" draw:start-glue-point="10" draw:end-shape="id5" draw:end-glue-point="10" svg:d="m9291 7032c2464 0 2464-3810 0-3810">
          <text:p text:style-name="P1"><text:span text:style-name="T1">tests</text:span></text:p>
          <text:p text:style-name="P1"><text:span text:style-name="T1">pass</text:span></text:p>
        </draw:connector>
        <draw:connector draw:style-name="gr5" draw:text-style-name="P1" draw:layer="controls" draw:type="curve" svg:x1="8.338cm" svg:y1="4.175cm" svg:x2="8.338cm" svg:y2="6.08cm" draw:start-shape="id5" draw:start-glue-point="8" draw:end-shape="id4" draw:end-glue-point="4" svg:d="m8338 4175v1905">
          <text:p/>
        </draw:connector>
        <draw:custom-shape draw:style-name="gr1" draw:text-style-name="P2" draw:id="id6" draw:layer="controls" svg:width="1.905cm" svg:height="1.905cm" svg:x="7.386cm" svg:y="9.89cm">
          <text:p text:style-name="P1"><text:span text:style-name="T1">write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controls" draw:type="curve" svg:x1="8.338cm" svg:y1="7.985cm" svg:x2="8.338cm" svg:y2="9.89cm" draw:start-shape="id4" draw:start-glue-point="8" draw:end-shape="id6" draw:end-glue-point="4" svg:d="m8338 7985v1905">
          <text:p text:style-name="P1">tests</text:p>
          <text:p text:style-name="P1">fail</text:p>
        </draw:connector>
        <draw:connector draw:style-name="gr2" draw:text-style-name="P2" draw:layer="controls" draw:type="curve" draw:line-skew="1.666cm -0.475cm" svg:x1="9.291cm" svg:y1="10.842cm" svg:x2="9.01cm" svg:y2="10.168cm" draw:start-shape="id6" draw:start-glue-point="10" draw:end-shape="id6" draw:end-glue-point="11" svg:d="m9291 10842c3250 0 2708-965 1826-1604s-2107-952-2107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7" draw:layer="controls" svg:width="1.905cm" svg:height="1.905cm" svg:x="7.408cm" svg:y="13.605cm">
          <text:p text:style-name="P1"><text:span text:style-name="T1">refactor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controls" draw:type="curve" svg:x1="8.338cm" svg:y1="11.795cm" svg:x2="8.36cm" svg:y2="13.605cm" draw:start-shape="id6" draw:start-glue-point="8" draw:end-shape="id7" draw:end-glue-point="4" svg:d="m8338 11795c0 1357 22 453 22 1810">
          <text:p text:style-name="P1">test suite</text:p>
          <text:p text:style-name="P1">pass</text:p>
        </draw:connector>
        <draw:connector draw:style-name="gr3" draw:text-style-name="P1" draw:layer="controls" draw:type="curve" draw:line-skew="-1.843cm" svg:x1="7.408cm" svg:y1="14.557cm" svg:x2="7.386cm" svg:y2="10.842cm" draw:start-shape="id7" draw:start-glue-point="6" draw:end-shape="id6" draw:end-glue-point="6" svg:d="m7408 14557c-3550 0-3539-3715-22-3715">
          <text:p text:style-name="P1">test suite</text:p>
          <text:p text:style-name="P1">fail</text:p>
        </draw:connector>
        <draw:connector draw:style-name="gr2" draw:text-style-name="P2" draw:layer="controls" draw:type="curve" draw:line-skew="1.649cm -0.38cm" svg:x1="9.313cm" svg:y1="14.557cm" svg:x2="9.032cm" svg:y2="13.883cm" draw:start-shape="id7" draw:start-glue-point="10" draw:end-shape="id7" draw:end-glue-point="11" svg:d="m9313 14557c3225 0 2687-917 1811-1521s-2092-893-2092 847">
          <text:p text:style-name="P1"><text:span text:style-name="T1">test suite</text:span></text:p>
          <text:p text:style-name="P1"><text:span text:style-name="T1">pass</text:span></text:p>
        </draw:connector>
        <draw:connector draw:style-name="gr4" draw:text-style-name="P1" draw:layer="controls" draw:type="curve" draw:line-skew="-3.653cm" svg:x1="7.686cm" svg:y1="15.229cm" svg:x2="7.386cm" svg:y2="3.222cm" draw:start-shape="id7" draw:start-glue-point="7" draw:end-shape="id5" draw:end-glue-point="6" svg:d="m7686 15229c-6682 0-6532-12007-300-12007">
          <text:p text:style-name="P1">done<text:line-break/>test suite pass</text:p>
        </draw:connector>
      </draw:page>
      <draw:page draw:name="page3" draw:style-name="dp1" draw:master-page-name="Default">
        <draw:custom-shape draw:style-name="gr1" draw:text-style-name="P2" draw:id="id9" draw:layer="controls" svg:width="1.905cm" svg:height="1.905cm" svg:x="7.387cm" svg:y="2.27cm">
          <text:p text:style-name="P1"><text:span text:style-name="T1">write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id="id8" draw:layer="controls" svg:width="1.905cm" svg:height="1.905cm" svg:x="7.387cm" svg:y="6.08cm">
          <text:p text:style-name="P1"><text:span text:style-name="T1">write</text:span><text:span text:style-name="T1"><text:line-break/></text:span><text:span text:style-name="T1">test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controls" draw:type="curve" draw:line-skew="1.117cm" svg:x1="9.292cm" svg:y1="7.032cm" svg:x2="9.292cm" svg:y2="3.222cm" draw:start-shape="id8" draw:start-glue-point="10" draw:end-shape="id9" draw:end-glue-point="10" svg:d="m9292 7032c2427 0 2427-3810 0-3810">
          <text:p text:style-name="P1"><text:span text:style-name="T1">tests</text:span></text:p>
          <text:p text:style-name="P1"><text:span text:style-name="T1">pass</text:span></text:p>
        </draw:connector>
        <draw:connector draw:style-name="gr5" draw:text-style-name="P1" draw:layer="controls" draw:type="curve" svg:x1="8.339cm" svg:y1="4.175cm" svg:x2="8.339cm" svg:y2="6.08cm" draw:start-shape="id9" draw:start-glue-point="8" draw:end-shape="id8" draw:end-glue-point="4" svg:d="m8339 4175v1905">
          <text:p/>
        </draw:connector>
        <draw:custom-shape draw:style-name="gr1" draw:text-style-name="P2" draw:id="id10" draw:layer="controls" svg:width="1.905cm" svg:height="1.905cm" svg:x="7.387cm" svg:y="9.89cm">
          <text:p text:style-name="P1"><text:span text:style-name="T1">write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controls" draw:type="curve" svg:x1="8.339cm" svg:y1="7.985cm" svg:x2="8.339cm" svg:y2="9.89cm" draw:start-shape="id8" draw:start-glue-point="8" draw:end-shape="id10" draw:end-glue-point="4" svg:d="m8339 7985v1905">
          <text:p text:style-name="P1">tests</text:p>
          <text:p text:style-name="P1">fail</text:p>
        </draw:connector>
        <draw:connector draw:style-name="gr2" draw:text-style-name="P2" draw:layer="controls" draw:type="curve" draw:line-skew="1.666cm -0.475cm" svg:x1="9.292cm" svg:y1="10.842cm" svg:x2="9.011cm" svg:y2="10.168cm" draw:start-shape="id10" draw:start-glue-point="10" draw:end-shape="id10" draw:end-glue-point="11" svg:d="m9292 10842c3250 0 2708-965 1826-1604s-2107-952-2107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11" draw:layer="controls" svg:width="1.905cm" svg:height="1.905cm" svg:x="7.409cm" svg:y="13.605cm">
          <text:p text:style-name="P1"><text:span text:style-name="T1">refactor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controls" draw:type="curve" svg:x1="8.339cm" svg:y1="11.795cm" svg:x2="8.361cm" svg:y2="13.605cm" draw:start-shape="id10" draw:start-glue-point="8" draw:end-shape="id11" draw:end-glue-point="4" svg:d="m8339 11795c0 1357 22 453 22 1810">
          <text:p text:style-name="P1">test suite</text:p>
          <text:p text:style-name="P1">pass</text:p>
        </draw:connector>
        <draw:connector draw:style-name="gr3" draw:text-style-name="P1" draw:layer="controls" draw:type="curve" draw:line-skew="-1.843cm" svg:x1="7.409cm" svg:y1="14.557cm" svg:x2="7.387cm" svg:y2="10.842cm" draw:start-shape="id11" draw:start-glue-point="6" draw:end-shape="id10" draw:end-glue-point="6" svg:d="m7409 14557c-3550 0-3539-3715-22-3715">
          <text:p text:style-name="P1">test suite</text:p>
          <text:p text:style-name="P1">fail</text:p>
        </draw:connector>
        <draw:connector draw:style-name="gr2" draw:text-style-name="P2" draw:layer="controls" draw:type="curve" draw:line-skew="1.649cm -0.38cm" svg:x1="9.314cm" svg:y1="14.557cm" svg:x2="9.033cm" svg:y2="13.883cm" draw:start-shape="id11" draw:start-glue-point="10" draw:end-shape="id11" draw:end-glue-point="11" svg:d="m9314 14557c3225 0 2687-917 1811-1521s-2092-893-2092 847">
          <text:p text:style-name="P1"><text:span text:style-name="T1">test suite</text:span></text:p>
          <text:p text:style-name="P1"><text:span text:style-name="T1">pass</text:span></text:p>
        </draw:connector>
        <draw:connector draw:style-name="gr4" draw:text-style-name="P1" draw:layer="controls" draw:type="curve" draw:line-skew="-3.019cm" svg:x1="7.687cm" svg:y1="15.229cm" svg:x2="7.387cm" svg:y2="3.222cm" draw:start-shape="id11" draw:start-glue-point="7" draw:end-shape="id9" draw:end-glue-point="6" svg:d="m7687 15229c-5731 0-5581-12007-300-12007">
          <text:p text:style-name="P1">done<text:line-break/>test suite pass</text:p>
        </draw:connector>
        <draw:connector draw:style-name="gr3" draw:text-style-name="P1" draw:layer="layout" draw:type="curve" draw:line-skew="-1.685cm" svg:x1="7.665cm" svg:y1="7.704cm" svg:x2="7.665cm" svg:y2="6.358cm" draw:start-shape="id8" draw:start-glue-point="7" draw:end-shape="id8" draw:end-glue-point="5" svg:d="m7665 7704c-3697 0-3697-1346 0-1346">
          <text:p text:style-name="P1">tests<text:line-break/>pass</text:p>
        </draw:connector>
      </draw:page>
      <draw:page draw:name="page4" draw:style-name="dp1" draw:master-page-name="Default">
        <office:forms form:automatic-focus="false" form:apply-design-mode="false"/>
        <draw:custom-shape draw:style-name="gr1" draw:text-style-name="P2" draw:id="id12" draw:layer="layout" svg:width="1.905cm" svg:height="1.905cm" svg:x="6.044cm" svg:y="2.27cm">
          <text:p text:style-name="P1"><text:span text:style-name="T1">write</text:span></text:p>
          <text:p text:style-name="P1"><text:span text:style-name="T1">tes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252cm" svg:x1="7.949cm" svg:y1="3.222cm" svg:x2="7.668cm" svg:y2="2.548cm" draw:start-shape="id12" draw:start-glue-point="10" draw:end-shape="id12" draw:end-glue-point="11" svg:d="m7949 3222c2629 0 2191-727 1464-1188s-1745-656-1745 514">
          <text:p text:style-name="P1"><text:span text:style-name="T1">test</text:span></text:p>
          <text:p text:style-name="P1"><text:span text:style-name="T1">pass</text:span></text:p>
        </draw:connector>
        <draw:custom-shape draw:style-name="gr1" draw:text-style-name="P2" draw:id="id13" draw:layer="layout" svg:width="1.905cm" svg:height="1.905cm" svg:x="6.044cm" svg:y="6.08cm">
          <text:p text:style-name="P1"><text:span text:style-name="T1">write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417cm -0.475cm" svg:x1="7.949cm" svg:y1="7.032cm" svg:x2="7.668cm" svg:y2="6.358cm" draw:start-shape="id13" draw:start-glue-point="10" draw:end-shape="id13" draw:end-glue-point="11" svg:d="m7949 7032c2877 0 2397-965 1608-1604s-1889-952-1889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14" draw:layer="layout" svg:width="1.905cm" svg:height="1.905cm" svg:x="6.044cm" svg:y="9.89cm">
          <text:p text:style-name="P1"><text:span text:style-name="T1">refactor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6.996cm" svg:y1="7.985cm" svg:x2="6.996cm" svg:y2="9.89cm" draw:start-shape="id13" draw:start-glue-point="8" draw:end-shape="id14" draw:end-glue-point="4" svg:d="m6996 7985v1905">
          <text:p text:style-name="P1">test suite</text:p>
          <text:p text:style-name="P1">pass</text:p>
        </draw:connector>
        <draw:connector draw:style-name="gr3" draw:text-style-name="P1" draw:layer="layout" draw:type="curve" svg:x1="6.996cm" svg:y1="4.175cm" svg:x2="6.996cm" svg:y2="6.08cm" draw:start-shape="id12" draw:start-glue-point="8" draw:end-shape="id13" draw:end-glue-point="4" svg:d="m6996 4175v1905">
          <text:p text:style-name="P1">test</text:p>
          <text:p text:style-name="P1">fail</text:p>
        </draw:connector>
        <draw:connector draw:style-name="gr2" draw:text-style-name="P2" draw:layer="layout" draw:type="curve" draw:line-skew="1.417cm -0.475cm" svg:x1="7.949cm" svg:y1="10.842cm" svg:x2="7.668cm" svg:y2="10.168cm" draw:start-shape="id14" draw:start-glue-point="10" draw:end-shape="id14" draw:end-glue-point="11" svg:d="m7949 10842c2877 0 2397-965 1608-1604s-1889-952-1889 930">
          <text:p text:style-name="P1"><text:span text:style-name="T1">test suite</text:span></text:p>
          <text:p text:style-name="P1"><text:span text:style-name="T1">pass</text:span></text:p>
        </draw:connector>
        <draw:connector draw:style-name="gr3" draw:text-style-name="P1" draw:layer="layout" draw:type="curve" draw:line-skew="-1.116cm" svg:x1="6.044cm" svg:y1="10.842cm" svg:x2="6.044cm" svg:y2="7.032cm" draw:start-shape="id14" draw:start-glue-point="6" draw:end-shape="id13" draw:end-glue-point="6" svg:d="m6044 10842c-2427 0-2427-3810 0-3810">
          <text:p text:style-name="P1">test suite</text:p>
          <text:p text:style-name="P1">fail</text:p>
        </draw:connector>
        <draw:connector draw:style-name="gr4" draw:text-style-name="P1" draw:layer="layout" draw:type="curve" draw:line-skew="-2.882cm" svg:x1="6.322cm" svg:y1="11.514cm" svg:x2="6.322cm" svg:y2="2.548cm" draw:start-shape="id14" draw:start-glue-point="7" draw:end-shape="id12" draw:end-glue-point="5" svg:d="m6322 11514c-5493 0-5493-8966 0-8966">
          <text:p text:style-name="P1">done<text:line-break/>test suite pass</text:p>
        </draw:connector>
      </draw:page>
      <draw:page draw:name="page5" draw:style-name="dp1" draw:master-page-name="Default">
        <office:forms form:automatic-focus="false" form:apply-design-mode="false"/>
        <draw:custom-shape draw:style-name="gr1" draw:text-style-name="P2" draw:id="id15" draw:layer="layout" svg:width="1.905cm" svg:height="1.905cm" svg:x="6.044cm" svg:y="2.27cm">
          <text:p text:style-name="P3"><text:span text:style-name="T1">write</text:span></text:p>
          <text:p text:style-name="P3"><text:span text:style-name="T1">tes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253cm" svg:x1="7.949cm" svg:y1="3.222cm" svg:x2="7.668cm" svg:y2="2.548cm" draw:start-shape="id15" draw:start-glue-point="10" draw:end-shape="id15" draw:end-glue-point="11" svg:d="m7949 3222c2631 0 2192-727 1465-1188s-1746-656-1746 514">
          <text:p text:style-name="P1"><text:span text:style-name="T1">test</text:span></text:p>
          <text:p text:style-name="P1"><text:span text:style-name="T1">pass</text:span></text:p>
        </draw:connector>
        <draw:custom-shape draw:style-name="gr1" draw:text-style-name="P2" draw:id="id16" draw:layer="layout" svg:width="1.905cm" svg:height="1.905cm" svg:x="6.044cm" svg:y="6.08cm">
          <text:p text:style-name="P3"><text:span text:style-name="T1">write</text:span></text:p>
          <text:p text:style-name="P3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418cm -0.475cm" svg:x1="7.949cm" svg:y1="7.032cm" svg:x2="7.668cm" svg:y2="6.358cm" draw:start-shape="id16" draw:start-glue-point="10" draw:end-shape="id16" draw:end-glue-point="11" svg:d="m7949 7032c2878 0 2398-965 1609-1604s-1890-952-1890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17" draw:layer="layout" svg:width="1.905cm" svg:height="1.905cm" svg:x="6.044cm" svg:y="9.89cm">
          <text:p text:style-name="P3"><text:span text:style-name="T1">refactor</text:span></text:p>
          <text:p text:style-name="P3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6.996cm" svg:y1="7.985cm" svg:x2="6.996cm" svg:y2="9.89cm" draw:start-shape="id16" draw:start-glue-point="8" draw:end-shape="id17" draw:end-glue-point="4" svg:d="m6996 7985v1905">
          <text:p text:style-name="P1">test suite</text:p>
          <text:p text:style-name="P1">pass</text:p>
        </draw:connector>
        <draw:connector draw:style-name="gr3" draw:text-style-name="P1" draw:layer="layout" draw:type="curve" svg:x1="6.996cm" svg:y1="4.175cm" svg:x2="6.996cm" svg:y2="6.08cm" draw:start-shape="id15" draw:start-glue-point="8" draw:end-shape="id16" draw:end-glue-point="4" svg:d="m6996 4175v1905">
          <text:p text:style-name="P1">test</text:p>
          <text:p text:style-name="P1">fail</text:p>
        </draw:connector>
        <draw:connector draw:style-name="gr2" draw:text-style-name="P2" draw:layer="layout" draw:type="curve" draw:line-skew="1.888cm -0.475cm" svg:x1="7.949cm" svg:y1="10.842cm" svg:x2="7.668cm" svg:y2="10.168cm" draw:start-shape="id17" draw:start-glue-point="10" draw:end-shape="id17" draw:end-glue-point="11" svg:d="m7949 10842c3583 0 2986-965 2020-1604s-2301-952-2301 930">
          <text:p text:style-name="P1"><text:span text:style-name="T1">test suite</text:span></text:p>
          <text:p text:style-name="P1"><text:span text:style-name="T1">pass</text:span></text:p>
        </draw:connector>
        <draw:connector draw:style-name="gr3" draw:text-style-name="P1" draw:layer="layout" draw:type="curve" draw:line-skew="-1.193cm" svg:x1="6.044cm" svg:y1="10.842cm" svg:x2="6.044cm" svg:y2="7.032cm" draw:start-shape="id17" draw:start-glue-point="6" draw:end-shape="id16" draw:end-glue-point="6" svg:d="m6044 10842c-2542 0-2542-3810 0-3810">
          <text:p text:style-name="P1">test suite</text:p>
          <text:p text:style-name="P1">fail</text:p>
        </draw:connector>
        <draw:connector draw:style-name="gr4" draw:text-style-name="P1" draw:layer="layout" draw:type="curve" draw:line-skew="-2.247cm" svg:x1="6.322cm" svg:y1="11.514cm" svg:x2="6.322cm" svg:y2="2.548cm" draw:start-shape="id17" draw:start-glue-point="7" draw:end-shape="id15" draw:end-glue-point="5" svg:d="m6322 11514c-4540 0-4540-8966 0-8966">
          <text:p text:style-name="P1">done<text:line-break/>test suite pas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line-distance="0cm" draw:guide-overhang="0cm" draw:guide-distance="0cm" draw:measure-align="left-outside" draw:measure-vertical-align="center" draw:unit="m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eft" style:family="graphic" style:parent-style-name="standard">
      <style:graphic-properties draw:textarea-horizontal-align="left" draw:textarea-vertical-align="top" fo:padding-right="-0.305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l Bianco</meta:initial-creator>
    <meta:creation-date>2010-07-01T10:03:26</meta:creation-date>
    <dc:date>2010-07-01T22:31:31</dc:date>
    <dc:creator>del Bianco</dc:creator>
    <meta:editing-duration>PT08H15M38S</meta:editing-duration>
    <meta:editing-cycles>5</meta:editing-cycles>
    <meta:generator>OpenOffice.org/3.1$Unix OpenOffice.org_project/310m19$Build-9420</meta:generator>
    <meta:document-statistic meta:object-count="55"/>
  </office:meta>
</office:document-meta>
</file>